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5618in" table:align="left"/>
    </style:style>
    <style:style style:name="Table1.A" style:family="table-column">
      <style:table-column-properties style:column-width="0.6924in"/>
    </style:style>
    <style:style style:name="Table1.B" style:family="table-column">
      <style:table-column-properties style:column-width="0.9306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0.9424in"/>
    </style:style>
    <style:style style:name="Table1.E" style:family="table-column">
      <style:table-column-properties style:column-width="0.7507in"/>
    </style:style>
    <style:style style:name="Table1.F" style:family="table-column">
      <style:table-column-properties style:column-width="0.8083in"/>
    </style:style>
    <style:style style:name="Table1.G" style:family="table-column">
      <style:table-column-properties style:column-width="1.43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1fb0b9" officeooo:paragraph-rsid="002254fc" style:font-size-asian="11pt" style:font-size-complex="11pt"/>
    </style:style>
    <style:style style:name="P3" style:family="paragraph" style:parent-style-name="Standard">
      <style:text-properties fo:font-size="11pt" officeooo:rsid="00245209" officeooo:paragraph-rsid="00245209" style:font-size-asian="11pt" style:font-size-complex="11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b0b9" officeooo:paragraph-rsid="001fb0b9" style:font-size-asian="11pt" style:font-size-complex="11pt"/>
    </style:style>
    <style:style style:name="P6" style:family="paragraph" style:parent-style-name="Table_20_Contents">
      <style:text-properties fo:font-size="11pt" officeooo:rsid="002254fc" officeooo:paragraph-rsid="002254fc" style:font-size-asian="11pt" style:font-size-complex="11pt"/>
    </style:style>
    <style:style style:name="P7" style:family="paragraph" style:parent-style-name="Table_20_Contents">
      <style:text-properties fo:font-size="11pt" officeooo:rsid="00245209" officeooo:paragraph-rsid="00245209" style:font-size-asian="11pt" style:font-size-complex="11pt"/>
    </style:style>
    <style:style style:name="P8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0b9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fb0b9"/>
    </style:style>
    <style:style style:name="T4" style:family="text">
      <style:text-properties style:font-name="Liberation Serif" style:font-name-asian="AR PL SungtiL GB" style:font-name-complex="Lohit Devanagari"/>
    </style:style>
    <style:style style:name="T5" style:family="text">
      <style:text-properties style:font-name="Liberation Serif" officeooo:rsid="002254fc" style:font-name-asian="AR PL SungtiL GB" style:font-name-complex="Lohit Devanagari"/>
    </style:style>
    <style:style style:name="T6" style:family="text">
      <style:text-properties officeooo:rsid="002254fc"/>
    </style:style>
    <style:style style:name="T7" style:family="text">
      <style:text-properties officeooo:rsid="00245209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Data</text:p>
          </table:table-cell>
          <table:table-cell table:style-name="Table1.A1" table:number-columns-spanned="3" office:value-type="string">
            <text:p text:style-name="P4"><text:s/><text:span text:style-name="T1">1</text:span><text:span text:style-name="T3">st</text:span><text:span text:style-name="T1"> round</text:span></text:p>
          </table:table-cell>
          <table:covered-table-cell/>
          <table:covered-table-cell/>
          <table:table-cell table:style-name="Table1.E1" table:number-columns-spanned="3" office:value-type="string">
            <text:p text:style-name="P5">2<text:span text:style-name="T2">nd</text:span> roun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Weight(w)</text:p>
          </table:table-cell>
          <table:table-cell table:style-name="Table1.A2" office:value-type="string">
            <text:p text:style-name="P4"><text:s/><text:span text:style-name="T1">error</text:span></text:p>
          </table:table-cell>
          <table:table-cell table:style-name="Table1.A2" office:value-type="string">
            <text:p text:style-name="P4"><text:s/><text:span text:style-name="T1">Updating w</text:span></text:p>
          </table:table-cell>
          <table:table-cell table:style-name="Table1.A2" office:value-type="string">
            <text:p text:style-name="P6">weight</text:p>
          </table:table-cell>
          <table:table-cell table:style-name="Table1.A2" office:value-type="string">
            <text:p text:style-name="P6">error</text:p>
          </table:table-cell>
          <table:table-cell table:style-name="Table1.G2" office:value-type="string">
            <text:p text:style-name="P7">Updating w</text:p>
          </table:table-cell>
        </table:table-row>
        <table:table-row>
          <table:table-cell table:style-name="Table1.A2" office:value-type="string">
            <text:p text:style-name="P5">t1</text:p>
          </table:table-cell>
          <table:table-cell table:style-name="Table1.A2" office:value-type="string">
            <text:p text:style-name="P5">1/5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6">2/15</text:p>
          </table:table-cell>
          <table:table-cell table:style-name="Table1.A2" office:value-type="string">
            <text:p text:style-name="P6">1/6</text:p>
          </table:table-cell>
          <table:table-cell table:style-name="Table1.A2" office:value-type="string">
            <text:p text:style-name="P6">0</text:p>
          </table:table-cell>
          <table:table-cell table:style-name="Table1.G2" office:value-type="string">
            <text:p text:style-name="P7">5/42</text:p>
          </table:table-cell>
        </table:table-row>
        <table:table-row>
          <table:table-cell table:style-name="Table1.A2" office:value-type="string">
            <text:p text:style-name="P5">t2</text:p>
          </table:table-cell>
          <table:table-cell table:style-name="Table1.A2" office:value-type="string">
            <text:p text:style-name="P5">1/5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1/5</text:p>
          </table:table-cell>
          <table:table-cell table:style-name="Table1.A2" office:value-type="string">
            <text:p text:style-name="P6">1/4</text:p>
          </table:table-cell>
          <table:table-cell table:style-name="Table1.A2" office:value-type="string">
            <text:p text:style-name="P6">0</text:p>
          </table:table-cell>
          <table:table-cell table:style-name="Table1.G2" office:value-type="string">
            <text:p text:style-name="P7">5/28</text:p>
          </table:table-cell>
        </table:table-row>
        <table:table-row>
          <table:table-cell table:style-name="Table1.A2" office:value-type="string">
            <text:p text:style-name="P5">t3</text:p>
          </table:table-cell>
          <table:table-cell table:style-name="Table1.A2" office:value-type="string">
            <text:p text:style-name="P5">1/5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6"><text:span text:style-name="T7">2</text:span>/<text:span text:style-name="T7">1</text:span>5</text:p>
          </table:table-cell>
          <table:table-cell table:style-name="Table1.A2" office:value-type="string">
            <text:p text:style-name="P6">1/6</text:p>
          </table:table-cell>
          <table:table-cell table:style-name="Table1.A2" office:value-type="string">
            <text:p text:style-name="P6">0</text:p>
          </table:table-cell>
          <table:table-cell table:style-name="Table1.G2" office:value-type="string">
            <text:p text:style-name="P7">5/42</text:p>
          </table:table-cell>
        </table:table-row>
        <table:table-row>
          <table:table-cell table:style-name="Table1.A2" office:value-type="string">
            <text:p text:style-name="P5">t4</text:p>
          </table:table-cell>
          <table:table-cell table:style-name="Table1.A2" office:value-type="string">
            <text:p text:style-name="P5">1/5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6"><text:span text:style-name="T7">2</text:span>/<text:span text:style-name="T7">1</text:span>5</text:p>
          </table:table-cell>
          <table:table-cell table:style-name="Table1.A2" office:value-type="string">
            <text:p text:style-name="P6">1/6</text:p>
          </table:table-cell>
          <table:table-cell table:style-name="Table1.A2" office:value-type="string">
            <text:p text:style-name="P6">1</text:p>
          </table:table-cell>
          <table:table-cell table:style-name="Table1.G2" office:value-type="string">
            <text:p text:style-name="P7">1/6</text:p>
          </table:table-cell>
        </table:table-row>
        <table:table-row>
          <table:table-cell table:style-name="Table1.A2" office:value-type="string">
            <text:p text:style-name="P5">t5</text:p>
          </table:table-cell>
          <table:table-cell table:style-name="Table1.A2" office:value-type="string">
            <text:p text:style-name="P5">1/5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<text:span text:style-name="T7">1</text:span>/5</text:p>
          </table:table-cell>
          <table:table-cell table:style-name="Table1.A2" office:value-type="string">
            <text:p text:style-name="P6">1/4</text:p>
          </table:table-cell>
          <table:table-cell table:style-name="Table1.A2" office:value-type="string">
            <text:p text:style-name="P6">1</text:p>
          </table:table-cell>
          <table:table-cell table:style-name="Table1.G2" office:value-type="string">
            <text:p text:style-name="P7">1/4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<text:span text:style-name="T4"><draw:g text:anchor-type="as-char" svg:y="-0.152in" draw:z-index="0" draw:style-name="gr1"><svg:title>TexMaths</svg:title><svg:desc>12§display§\sum§svg§600§FALSE§</svg:desc><draw:polygon draw:style-name="gr2" draw:text-style-name="P8" svg:width="0.2134in" svg:height="0.2154in" svg:x="0in" svg:y="0.0083in" svg:viewBox="0 0 543 548" draw:points="271,548 0,548 0,0 543,0 543,548"><text:p/></draw:polygon><draw:path draw:style-name="gr3" draw:text-style-name="P9" svg:width="0.2209in" svg:height="0.2319in" svg:x="0.0008in" svg:y="0in" svg:viewBox="0 0 562 590" svg:d="M509 590l53-135h-11c-16 44-61 73-110 85-8 2-50 14-132 14h-254l216-252c2-3 3-5 3-6 0-2 0-3-3-7l-197-269h232c56 0 94 6 98 6 24 5 60 11 93 33 11 6 40 25 54 60h11l-53-119h-497c-10 0-10 0-12 2 0 2 0 10 0 15l223 305-218 256c-5 5-5 7-5 7 0 5 4 5 12 5z"><text:p/></draw:path></draw:g></text:span><text:span text:style-name="T4"><text:s/></text:span><text:span text:style-name="T5">w = 1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<draw:g text:anchor-type="as-char" svg:y="-0.152in" draw:z-index="2" draw:style-name="gr1"><svg:title>TexMaths</svg:title><svg:desc>12§display§\sum§svg§600§FALSE§</svg:desc><draw:polygon draw:style-name="gr2" draw:text-style-name="P8" svg:width="0.2134in" svg:height="0.2154in" svg:x="0in" svg:y="0.0083in" svg:viewBox="0 0 543 548" draw:points="271,548 0,548 0,0 543,0 543,548"><text:p/></draw:polygon><draw:path draw:style-name="gr3" draw:text-style-name="P9" svg:width="0.2209in" svg:height="0.2319in" svg:x="0.0008in" svg:y="0in" svg:viewBox="0 0 562 590" svg:d="M509 590l53-135h-11c-16 44-61 73-110 85-8 2-50 14-132 14h-254l216-252c2-3 3-5 3-6 0-2 0-3-3-7l-197-269h232c56 0 94 6 98 6 24 5 60 11 93 33 11 6 40 25 54 60h11l-53-119h-497c-10 0-10 0-12 2 0 2 0 10 0 15l223 305-218 256c-5 5-5 7-5 7 0 5 4 5 12 5z"><text:p/></draw:path></draw:g><text:s/><text:span text:style-name="T6">w = 4/5</text:span></text:p>
          </table:table-cell>
          <table:table-cell table:style-name="Table1.A2" office:value-type="string">
            <text:p text:style-name="P4"><draw:g text:anchor-type="as-char" svg:y="-0.152in" draw:z-index="3" draw:style-name="gr1"><svg:title>TexMaths</svg:title><svg:desc>12§display§\sum§svg§600§FALSE§</svg:desc><draw:polygon draw:style-name="gr2" draw:text-style-name="P8" svg:width="0.2134in" svg:height="0.2154in" svg:x="0in" svg:y="0.0083in" svg:viewBox="0 0 543 548" draw:points="271,548 0,548 0,0 543,0 543,548"><text:p/></draw:polygon><draw:path draw:style-name="gr3" draw:text-style-name="P9" svg:width="0.2209in" svg:height="0.2319in" svg:x="0.0008in" svg:y="0in" svg:viewBox="0 0 562 590" svg:d="M509 590l53-135h-11c-16 44-61 73-110 85-8 2-50 14-132 14h-254l216-252c2-3 3-5 3-6 0-2 0-3-3-7l-197-269h232c56 0 94 6 98 6 24 5 60 11 93 33 11 6 40 25 54 60h11l-53-119h-497c-10 0-10 0-12 2 0 2 0 10 0 15l223 305-218 256c-5 5-5 7-5 7 0 5 4 5 12 5z"><text:p/></draw:path></draw:g><text:span text:style-name="T6">w = 1</text:span></text:p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</table:table>
      <text:p text:style-name="P1"/>
      <text:p text:style-name="P2">1<text:span text:style-name="T2">st</text:span> round = <draw:g text:anchor-type="as-char" svg:y="-0.2366in" draw:z-index="1" draw:style-name="gr1"><svg:title>TexMaths</svg:title><svg:desc>12§display§\frac{error(M_i)}{1-error(M_i)}§svg§600§FALSE§</svg:desc><draw:polygon draw:style-name="gr2" draw:text-style-name="P8" svg:width="1.0114in" svg:height="0.3756in" svg:x="0.0087in" svg:y="0.0083in" svg:viewBox="0 0 2570 955" draw:points="1284,955 0,955 0,0 2570,0 2570,955"><text:p/></draw:polygon><draw:path draw:style-name="gr3" draw:text-style-name="P9" svg:width="0.0638in" svg:height="0.0752in" svg:x="0.1508in" svg:y="0.0516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9" svg:width="0.0677in" svg:height="0.0752in" svg:x="0.2252in" svg:y="0.0516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9" svg:width="0.0677in" svg:height="0.0752in" svg:x="0.3047in" svg:y="0.0516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9" svg:width="0.0709in" svg:height="0.0752in" svg:x="0.3866in" svg:y="0.0516in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9" svg:width="0.0677in" svg:height="0.0752in" svg:x="0.4646in" svg:y="0.0516in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3" draw:text-style-name="P9" svg:width="0.0382in" svg:height="0.1657in" svg:x="0.5563in" svg:y="0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9" svg:width="0.1665in" svg:height="0.1134in" svg:x="0.611in" svg:y="0.0106in" svg:viewBox="0 0 424 289" svg:d="M373 32c4-15 5-19 37-19 10 0 14 0 14-8 0-5-4-5-12-5h-56c-10 0-12 0-16 7l-155 243-33-240c-1-10-1-10-13-10h-57c-8 0-12 0-12 7 0 6 3 6 12 6 4 0 12 0 16 1 9 0 10 3 10 8 0 0 0 2-1 7l-54 215c-4 18-11 31-46 32-1 0-7 0-7 8 0 4 2 5 6 5 13 0 29-1 42-1 14 0 30 1 44 1 2 0 6 0 6-8 0-5-3-5-6-5-25 0-28-10-28-19 0-3 0-5 1-10l57-230 38 263c0 4 1 9 6 9 4 0 7-5 9-8l171-268-60 244c-5 15-5 19-39 19-7 0-12 0-12 8 0 5 5 5 6 5 12 0 41-1 53-1 17 0 35 1 53 1 2 0 7 0 7-8 0-5-4-5-11-5-15 0-29 0-29-8 0-2 0-2 4-10z"><text:p/></draw:path><draw:path draw:style-name="gr3" draw:text-style-name="P9" svg:width="0.035in" svg:height="0.078in" svg:x="0.7705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9" svg:width="0.0382in" svg:height="0.1657in" svg:x="0.8295in" svg:y="0in" svg:viewBox="0 0 98 422" svg:d="M98 211c0-32-4-84-27-132-25-51-63-79-67-79-2 0-4 2-4 4s0 3 7 10c43 41 67 108 67 197 0 72-15 146-68 199-6 6-6 7-6 9s2 3 4 3c4 0 43-29 68-83 22-45 26-92 26-128z"><text:p/></draw:path><draw:polygon draw:style-name="gr3" draw:text-style-name="P9" svg:width="1.0283in" svg:height="0.0067in" svg:x="0in" svg:y="0.1925in" svg:viewBox="0 0 2613 18" draw:points="1306,18 0,18 0,0 2613,0 2613,18"><text:p/></draw:polygon><draw:path draw:style-name="gr3" draw:text-style-name="P9" svg:width="0.0547in" svg:height="0.1106in" svg:x="0.0146in" svg:y="0.2402in" svg:viewBox="0 0 140 282" svg:d="M88 11c0-10 0-11-10-11-28 26-65 26-78 26v15c8 0 34 0 55-12v219c0 16 0 21-38 21h-15v13c15-1 53-1 69-1 18 0 54 0 69 1v-13h-13c-38 0-39-5-39-21z"><text:p/></draw:path><draw:path draw:style-name="gr3" draw:text-style-name="P9" svg:width="0.1012in" svg:height="0.0067in" svg:x="0.1339in" svg:y="0.3055in" svg:viewBox="0 0 258 18" svg:d="M244 18c7 0 14 0 14-10 0-8-7-8-14-8h-230c-7 0-14 0-14 8 0 10 7 10 14 10z"><text:p/></draw:path><draw:path draw:style-name="gr3" draw:text-style-name="P9" svg:width="0.0638in" svg:height="0.0752in" svg:x="0.2941in" svg:y="0.278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9" svg:width="0.0677in" svg:height="0.0752in" svg:x="0.3681in" svg:y="0.278in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3" draw:text-style-name="P9" svg:width="0.0677in" svg:height="0.0752in" svg:x="0.4476in" svg:y="0.278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9" svg:width="0.0709in" svg:height="0.0752in" svg:x="0.5291in" svg:y="0.278in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9" svg:width="0.0677in" svg:height="0.0752in" svg:x="0.6083in" svg:y="0.278in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3" draw:text-style-name="P9" svg:width="0.0382in" svg:height="0.1657in" svg:x="0.6988in" svg:y="0.226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9" svg:width="0.1665in" svg:height="0.1134in" svg:x="0.7539in" svg:y="0.237in" svg:viewBox="0 0 424 289" svg:d="M373 32c4-15 5-19 37-19 10 0 14 0 14-8 0-5-4-5-12-5h-56c-10 0-12 0-16 7l-155 243-33-240c-1-10-1-10-13-10h-57c-8 0-12 0-12 7 0 6 3 6 12 6 4 0 12 0 16 1 9 0 10 3 10 8 0 0 0 2-1 7l-54 215c-4 18-11 31-46 32-1 0-7 0-7 8 0 4 2 5 6 5 13 0 29-1 42-1 14 0 30 1 44 1 2 0 6 0 6-8 0-5-3-5-6-5-25 0-28-10-28-19 0-3 0-5 1-10l57-230 38 263c0 4 1 9 6 9 4 0 7-5 9-8l171-268-60 244c-5 15-5 19-39 19-7 0-12 0-12 8 0 5 5 5 6 5 12 0 41-1 53-1 17 0 35 1 53 1 2 0 7 0 7-8 0-5-4-5-11-5-15 0-29 0-29-8 0-2 0-2 4-10z"><text:p/></draw:path><draw:path draw:style-name="gr3" draw:text-style-name="P9" svg:width="0.035in" svg:height="0.078in" svg:x="0.9138in" svg:y="0.298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9" svg:width="0.0382in" svg:height="0.1657in" svg:x="0.9728in" svg:y="0.226in" svg:viewBox="0 0 98 422" svg:d="M98 211c0-32-4-84-27-132-25-51-63-79-67-79-2 0-4 2-4 4s0 3 7 10c43 41 67 108 67 197 0 72-15 146-68 199-6 6-6 7-6 9s2 3 4 3c4 0 43-29 68-83 22-45 26-92 26-128z"><text:p/></draw:path></draw:g><text:s/><text:span text:style-name="T6">= 2/3</text:span></text:p>
      <text:p text:style-name="P2"/>
      <text:p text:style-name="P3">2<text:span text:style-name="T2">nd</text:span> round = <draw:g text:anchor-type="as-char" svg:y="-0.2366in" draw:z-index="4" draw:style-name="gr1"><svg:title>TexMaths</svg:title><svg:desc>12§display§\frac{error(M_i)}{1-error(M_i)}§svg§600§FALSE§</svg:desc><draw:polygon draw:style-name="gr2" draw:text-style-name="P8" svg:width="1.0114in" svg:height="0.3756in" svg:x="0.0087in" svg:y="0.0083in" svg:viewBox="0 0 2570 955" draw:points="1284,955 0,955 0,0 2570,0 2570,955"><text:p/></draw:polygon><draw:path draw:style-name="gr3" draw:text-style-name="P9" svg:width="0.0638in" svg:height="0.0752in" svg:x="0.1508in" svg:y="0.0516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9" svg:width="0.0677in" svg:height="0.0752in" svg:x="0.2252in" svg:y="0.0516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9" svg:width="0.0677in" svg:height="0.0752in" svg:x="0.3047in" svg:y="0.0516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9" svg:width="0.0709in" svg:height="0.0752in" svg:x="0.3866in" svg:y="0.0516in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9" svg:width="0.0677in" svg:height="0.0752in" svg:x="0.4646in" svg:y="0.0516in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3" draw:text-style-name="P9" svg:width="0.0382in" svg:height="0.1657in" svg:x="0.5563in" svg:y="0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9" svg:width="0.1665in" svg:height="0.1134in" svg:x="0.611in" svg:y="0.0106in" svg:viewBox="0 0 424 289" svg:d="M373 32c4-15 5-19 37-19 10 0 14 0 14-8 0-5-4-5-12-5h-56c-10 0-12 0-16 7l-155 243-33-240c-1-10-1-10-13-10h-57c-8 0-12 0-12 7 0 6 3 6 12 6 4 0 12 0 16 1 9 0 10 3 10 8 0 0 0 2-1 7l-54 215c-4 18-11 31-46 32-1 0-7 0-7 8 0 4 2 5 6 5 13 0 29-1 42-1 14 0 30 1 44 1 2 0 6 0 6-8 0-5-3-5-6-5-25 0-28-10-28-19 0-3 0-5 1-10l57-230 38 263c0 4 1 9 6 9 4 0 7-5 9-8l171-268-60 244c-5 15-5 19-39 19-7 0-12 0-12 8 0 5 5 5 6 5 12 0 41-1 53-1 17 0 35 1 53 1 2 0 7 0 7-8 0-5-4-5-11-5-15 0-29 0-29-8 0-2 0-2 4-10z"><text:p/></draw:path><draw:path draw:style-name="gr3" draw:text-style-name="P9" svg:width="0.035in" svg:height="0.078in" svg:x="0.7705in" svg:y="0.072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9" svg:width="0.0382in" svg:height="0.1657in" svg:x="0.8295in" svg:y="0in" svg:viewBox="0 0 98 422" svg:d="M98 211c0-32-4-84-27-132-25-51-63-79-67-79-2 0-4 2-4 4s0 3 7 10c43 41 67 108 67 197 0 72-15 146-68 199-6 6-6 7-6 9s2 3 4 3c4 0 43-29 68-83 22-45 26-92 26-128z"><text:p/></draw:path><draw:polygon draw:style-name="gr3" draw:text-style-name="P9" svg:width="1.0283in" svg:height="0.0067in" svg:x="0in" svg:y="0.1925in" svg:viewBox="0 0 2613 18" draw:points="1306,18 0,18 0,0 2613,0 2613,18"><text:p/></draw:polygon><draw:path draw:style-name="gr3" draw:text-style-name="P9" svg:width="0.0547in" svg:height="0.1106in" svg:x="0.0146in" svg:y="0.2402in" svg:viewBox="0 0 140 282" svg:d="M88 11c0-10 0-11-10-11-28 26-65 26-78 26v15c8 0 34 0 55-12v219c0 16 0 21-38 21h-15v13c15-1 53-1 69-1 18 0 54 0 69 1v-13h-13c-38 0-39-5-39-21z"><text:p/></draw:path><draw:path draw:style-name="gr3" draw:text-style-name="P9" svg:width="0.1012in" svg:height="0.0067in" svg:x="0.1339in" svg:y="0.3055in" svg:viewBox="0 0 258 18" svg:d="M244 18c7 0 14 0 14-10 0-8-7-8-14-8h-230c-7 0-14 0-14 8 0 10 7 10 14 10z"><text:p/></draw:path><draw:path draw:style-name="gr3" draw:text-style-name="P9" svg:width="0.0638in" svg:height="0.0752in" svg:x="0.2941in" svg:y="0.278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9" svg:width="0.0677in" svg:height="0.0752in" svg:x="0.3681in" svg:y="0.278in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3" draw:text-style-name="P9" svg:width="0.0677in" svg:height="0.0752in" svg:x="0.4476in" svg:y="0.278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9" svg:width="0.0709in" svg:height="0.0752in" svg:x="0.5291in" svg:y="0.278in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9" svg:width="0.0677in" svg:height="0.0752in" svg:x="0.6083in" svg:y="0.278in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3" draw:text-style-name="P9" svg:width="0.0382in" svg:height="0.1657in" svg:x="0.6988in" svg:y="0.226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9" svg:width="0.1665in" svg:height="0.1134in" svg:x="0.7539in" svg:y="0.237in" svg:viewBox="0 0 424 289" svg:d="M373 32c4-15 5-19 37-19 10 0 14 0 14-8 0-5-4-5-12-5h-56c-10 0-12 0-16 7l-155 243-33-240c-1-10-1-10-13-10h-57c-8 0-12 0-12 7 0 6 3 6 12 6 4 0 12 0 16 1 9 0 10 3 10 8 0 0 0 2-1 7l-54 215c-4 18-11 31-46 32-1 0-7 0-7 8 0 4 2 5 6 5 13 0 29-1 42-1 14 0 30 1 44 1 2 0 6 0 6-8 0-5-3-5-6-5-25 0-28-10-28-19 0-3 0-5 1-10l57-230 38 263c0 4 1 9 6 9 4 0 7-5 9-8l171-268-60 244c-5 15-5 19-39 19-7 0-12 0-12 8 0 5 5 5 6 5 12 0 41-1 53-1 17 0 35 1 53 1 2 0 7 0 7-8 0-5-4-5-11-5-15 0-29 0-29-8 0-2 0-2 4-10z"><text:p/></draw:path><draw:path draw:style-name="gr3" draw:text-style-name="P9" svg:width="0.035in" svg:height="0.078in" svg:x="0.9138in" svg:y="0.298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9" svg:width="0.0382in" svg:height="0.1657in" svg:x="0.9728in" svg:y="0.226in" svg:viewBox="0 0 98 422" svg:d="M98 211c0-32-4-84-27-132-25-51-63-79-67-79-2 0-4 2-4 4s0 3 7 10c43 41 67 108 67 197 0 72-15 146-68 199-6 6-6 7-6 9s2 3 4 3c4 0 43-29 68-83 22-45 26-92 26-128z"><text:p/></draw:path></draw:g><text:s/>= 5/7</text:p>
      <text:p text:style-name="P3">These will be multiplied to which are error=0 to reduce prob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20:20:29.234034610</meta:creation-date>
    <dc:date>2021-03-24T20:50:45.536441019</dc:date>
    <meta:editing-duration>PT19M32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50" meta:word-count="78" meta:character-count="278" meta:non-whitespace-character-count="243"/>
  </office:meta>
</office:document-meta>
</file>